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PT Serif" svg:font-family="'PT Serif'" style:font-adornments="Általános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.4cm" fo:text-indent="0cm" style:auto-text-indent="false" fo:background-color="transparent"/>
      <style:text-properties officeooo:rsid="0016bb87" officeooo:paragraph-rsid="0016bb87"/>
    </style:style>
    <style:style style:name="P2" style:family="paragraph" style:parent-style-name="Standard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officeooo:rsid="0016bb87" officeooo:paragraph-rsid="0016bb87" style:font-size-asian="11pt" style:font-size-complex="11pt"/>
    </style:style>
    <style:style style:name="P3" style:family="paragraph" style:parent-style-name="Standard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style:font-size-asian="11pt" style:font-size-complex="11pt"/>
    </style:style>
    <style:style style:name="P4" style:family="paragraph" style:parent-style-name="Standard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officeooo:rsid="001a17c3" officeooo:paragraph-rsid="001a17c3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cm" fo:margin-right="0.4cm" fo:text-indent="0cm" style:auto-text-indent="false" style:page-number="auto" fo:background-color="transparent"/>
      <style:text-properties style:font-name="Nimbus Sans L" fo:font-size="11pt" officeooo:rsid="0016bb87" officeooo:paragraph-rsid="0016bb87" style:font-size-asian="11pt" style:font-size-complex="11pt"/>
    </style:style>
    <style:style style:name="P6" style:family="paragraph" style:parent-style-name="Text_20_body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fo:language="en" fo:country="GB" officeooo:rsid="001c0155" officeooo:paragraph-rsid="001c0155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.499cm" fo:text-indent="0cm" style:auto-text-indent="false" fo:background-color="transparent"/>
      <style:text-properties style:font-name="Nimbus Sans L" fo:font-size="11pt" fo:language="en" fo:country="GB" officeooo:rsid="00205ffa" officeooo:paragraph-rsid="00205ffa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officeooo:rsid="001a17c3" officeooo:paragraph-rsid="001a17c3" style:font-size-asian="11pt" style:font-size-complex="11pt"/>
    </style:style>
    <style:style style:name="P9" style:family="paragraph" style:parent-style-name="Text_20_body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fo:language="en" fo:country="GB" officeooo:rsid="0020f850" officeooo:paragraph-rsid="0020f850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0cm" fo:margin-right="0.4cm" fo:text-indent="0cm" style:auto-text-indent="false" fo:background-color="transparent"/>
      <style:text-properties style:font-name="Nimbus Sans L" fo:font-size="11pt" fo:language="en" fo:country="GB" officeooo:rsid="00243933" officeooo:paragraph-rsid="00243933" style:font-size-asian="11pt" style:font-size-complex="11pt"/>
    </style:style>
    <style:style style:name="T1" style:family="text">
      <style:text-properties officeooo:rsid="001a17c3"/>
    </style:style>
    <style:style style:name="T2" style:family="text">
      <style:text-properties style:font-name="Nimbus Sans L" fo:font-size="11pt" style:font-size-asian="11pt" style:font-size-complex="11pt"/>
    </style:style>
    <style:style style:name="T3" style:family="text">
      <style:text-properties style:font-name="Nimbus Sans L" fo:font-size="11pt" officeooo:rsid="001a17c3" style:font-size-asian="11pt" style:font-size-complex="11pt"/>
    </style:style>
    <style:style style:name="T4" style:family="text">
      <style:text-properties officeooo:rsid="001dd7f4"/>
    </style:style>
    <style:style style:name="T5" style:family="text">
      <style:text-properties officeooo:rsid="00203ea0"/>
    </style:style>
    <style:style style:name="T6" style:family="text">
      <style:text-properties officeooo:rsid="00243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Dear Sir/Madam</text:span>,</text:p>
      <text:p text:style-name="P2"/>
      <text:p text:style-name="P6">My name is Richard Ruth and I have supervised Jan over the last year in my role as the IT Infrastructure Manager of Tomo Motor Parts Ltd. <text:span text:style-name="T4">His breadth of knowledge has been invalualable to the team and he is always willing to lend a hand when it is needed.</text:span></text:p>
      <text:p text:style-name="P9">Jan <text:span text:style-name="T6">h</text:span>as added great value to the IT team in all areas, from setting up a new VPN server to helping staff members with their PC problems, and on top of <text:span text:style-name="T6">that</text:span> he’s been coding a system to manage eBay orders.</text:p>
      <text:p text:style-name="P10">Jan works well in a team, as he has shown time and again when coordinating efforts with our external consultants; but is also more than capable of working unsupervised, and left to his own devices will push on with work that needs doing.</text:p>
      <text:p text:style-name="P10">I have no reservations recommending Jan to anyone for any work he will be involved with in the future.</text:p>
      <text:p text:style-name="P7">I am more than happy to provide more information upon request.</text:p>
      <text:p text:style-name="P3"/>
      <text:p text:style-name="P2">Yours Sincerely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Richard Ruth</text:p>
      <text:p text:style-name="P2">(<text:span text:style-name="T1">IT Infrastructure Manager</text:span>)</text:p>
      <text:p text:style-name="P1"><text:a xlink:type="simple" xlink:href="mailto:richard@tomoparts.co.uk" text:style-name="Internet_20_link" text:visited-style-name="Visited_20_Internet_20_Link"><text:span text:style-name="T3">richard</text:span></text:a><text:a xlink:type="simple" xlink:href="mailto:richard@tomoparts.co.uk" text:style-name="Internet_20_link" text:visited-style-name="Visited_20_Internet_20_Link"><text:span text:style-name="T2">@tomoparts.co.uk</text:span></text:a></text:p>
      <text:p text:style-name="P2">01895 424 17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PT Serif" svg:font-family="'PT Serif'" style:font-adornments="Általános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39cm" style:type="center"/>
          <style:tab-stop style:position="14.478cm" style:type="right"/>
        </style:tab-stops>
      </style:paragraph-properties>
      <style:text-properties style:font-name="PT Serif" fo:font-family="'PT Serif'" style:font-style-name="Általános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57cm" style:type="center"/>
          <style:tab-stop style:position="13.915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ddress" style:family="paragraph" style:parent-style-name="Standard" style:class="text">
      <style:paragraph-properties fo:margin-top="0cm" fo:margin-bottom="2cm" loext:contextual-spacing="false"/>
      <style:text-properties style:font-name="PT Serif" fo:font-family="'PT Serif'" style:font-style-name="Általános" style:font-family-generic="roman" style:font-pitch="variable" fo:font-size="11pt" officeooo:rsid="000e487e" style:font-size-asian="10pt" style:font-size-complex="10pt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PT Serif" fo:font-family="'PT Serif'" style:font-style-name="Általános" style:font-family-generic="roman" style:font-pitch="variable" fo:font-size="11pt" officeooo:rsid="000c5d28" style:font-size-asian="10pt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8.177cm" fo:margin-bottom="3.069cm" fo:margin-left="3.055cm" fo:margin-right="3.04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22:49.929435123</meta:creation-date>
    <dc:date>2016-04-28T15:58:35.338422247</dc:date>
    <meta:editing-duration>PT5H20M22S</meta:editing-duration>
    <meta:editing-cycles>4</meta:editing-cycles>
    <meta:generator>LibreOffice/5.1.0.3$Linux_X86_64 LibreOffice_project/10m0$Build-3</meta:generator>
    <meta:document-statistic meta:table-count="0" meta:image-count="0" meta:object-count="0" meta:page-count="1" meta:paragraph-count="11" meta:word-count="177" meta:character-count="965" meta:non-whitespace-character-count="799"/>
  </office:meta>
</office:document-meta>
</file>